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65.97pt" svg:height="383.16pt" svg:x="162.4pt" svg:y="42.07pt">
            <loext:p draw:notify-on-update-of-ranges="Sheet1.A1:Sheet1.A1 Sheet1.A2:Sheet1.A11 Sheet1.B1:Sheet1.B1 Sheet1.B2:Sheet1.B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oad(Mpps)</text:p>
          </table:table-cell>
          <table:table-cell office:value-type="string" calcext:value-type="string">
            <text:p>Latency(ns)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07286" calcext:value-type="float">
            <text:p>1007286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26878" calcext:value-type="float">
            <text:p>126878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76392" calcext:value-type="float">
            <text:p>76392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56494" calcext:value-type="float">
            <text:p>56494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45923" calcext:value-type="float">
            <text:p>45923</text:p>
          </table:table-cell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36846" calcext:value-type="float">
            <text:p>36846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33543" calcext:value-type="float">
            <text:p>33543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36067" calcext:value-type="float">
            <text:p>36067</text:p>
          </table:table-cell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86330" calcext:value-type="float">
            <text:p>86330</text:p>
          </table:table-cell>
        </table:table-row>
        <table:table-row table:style-name="ro1">
          <table:table-cell office:value-type="float" office:value="11.56" calcext:value-type="float">
            <text:p>11.56</text:p>
          </table:table-cell>
          <table:table-cell office:value-type="float" office:value="92469" calcext:value-type="float">
            <text:p>924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3:00:40.587300728</meta:creation-date>
    <dc:date>2019-05-19T13:13:22.868481819</dc:date>
    <meta:editing-duration>PT2M42S</meta:editing-duration>
    <meta:editing-cycles>1</meta:editing-cycles>
    <meta:document-statistic meta:table-count="1" meta:cell-count="2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967cm" svg:height="13.518cm" xlink:href=".." xlink:type="simple" chart:class="chart:line" chart:style-name="ch1">
        <chart:title svg:x="8.273cm" svg:y="0.406cm" chart:style-name="ch2">
          <text:p>Latency vs Load</text:p>
        </chart:title>
        <chart:legend chart:legend-position="end" svg:x="16.824cm" svg:y="6.46cm" style:legend-expansion="high" chart:style-name="ch3"/>
        <chart:plot-area chart:style-name="ch4" table:cell-range-address="Sheet1.A1:Sheet1.B11" chart:data-source-has-labels="both" svg:x="1.41cm" svg:y="1.455cm" svg:width="15.015cm" svg:height="10.812cm">
          <chartooo:coordinate-region svg:x="2.772cm" svg:y="1.654cm" svg:width="13.043cm" svg:height="9.966cm"/>
          <chart:axis chart:dimension="x" chart:name="primary-x" chart:style-name="ch5" chartooo:axis-type="auto">
            <chartooo:date-scale/>
            <chart:title svg:x="7.987cm" svg:y="12.537cm" chart:style-name="ch6">
              <text:p>Load(Mpps)</text:p>
            </chart:title>
            <chart:categories table:cell-range-address="Sheet1.A2:Sheet1.A11"/>
          </chart:axis>
          <chart:axis chart:dimension="y" chart:name="primary-y" chart:style-name="ch5">
            <chart:title svg:x="0.451cm" svg:y="7.765cm" chart:style-name="ch7">
              <text:p>Latency(ns)</text:p>
            </chart:title>
            <chart:grid chart:style-name="ch8" chart:class="major"/>
          </chart:axis>
          <chart:series chart:style-name="ch9" chart:values-cell-range-address="Sheet1.B2:Sheet1.B11" chart:label-cell-address="Sheet1.B1:Sheet1.B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(n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  <draw:g>
                  <svg:desc>Sheet1.A2:Sheet1.A11</svg:desc>
                </draw:g>
              </table:table-cell>
              <table:table-cell office:value-type="float" office:value="1007286">
                <text:p>1007286</text:p>
                <draw:g>
                  <svg:desc>Sheet1.B2:Sheet1.B11</svg:desc>
                </draw:g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126878">
                <text:p>126878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76392">
                <text:p>76392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56494">
                <text:p>56494</text:p>
              </table:table-cell>
            </table:table-row>
            <table:table-row>
              <table:table-cell office:value-type="float" office:value="2.67">
                <text:p>2.67</text:p>
              </table:table-cell>
              <table:table-cell office:value-type="float" office:value="45923">
                <text:p>45923</text:p>
              </table:table-cell>
            </table:table-row>
            <table:table-row>
              <table:table-cell office:value-type="float" office:value="4.63">
                <text:p>4.63</text:p>
              </table:table-cell>
              <table:table-cell office:value-type="float" office:value="36846">
                <text:p>36846</text:p>
              </table:table-cell>
            </table:table-row>
            <table:table-row>
              <table:table-cell office:value-type="float" office:value="5.95">
                <text:p>5.95</text:p>
              </table:table-cell>
              <table:table-cell office:value-type="float" office:value="33543">
                <text:p>33543</text:p>
              </table:table-cell>
            </table:table-row>
            <table:table-row>
              <table:table-cell office:value-type="float" office:value="7.32">
                <text:p>7.32</text:p>
              </table:table-cell>
              <table:table-cell office:value-type="float" office:value="36067">
                <text:p>36067</text:p>
              </table:table-cell>
            </table:table-row>
            <table:table-row>
              <table:table-cell office:value-type="float" office:value="9.55">
                <text:p>9.55</text:p>
              </table:table-cell>
              <table:table-cell office:value-type="float" office:value="86330">
                <text:p>86330</text:p>
              </table:table-cell>
            </table:table-row>
            <table:table-row>
              <table:table-cell office:value-type="float" office:value="11.56">
                <text:p>11.56</text:p>
              </table:table-cell>
              <table:table-cell office:value-type="float" office:value="92469">
                <text:p>924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